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NanumGothic, 'MS Gothic'" svg:font-family="NanumGothic, 'MS Gothic'" style:font-family-generic="roman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Helvetica;Arial" svg:font-family="Helvetica;Arial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asian="Arial" style:font-name-complex="Arial" fo:font-weight="bold" style:font-weight-asian="bold" fo:color="#000000" fo:font-size="16pt" style:font-size-asian="16pt" style:font-size-complex="16pt"/>
    </style:style>
    <style:style style:name="P2" style:parent-style-name="Normal" style:family="paragraph">
      <style:text-properties style:font-name="Arial" style:font-name-asian="Arial" style:font-name-complex="Arial" fo:color="#000000" fo:font-size="16pt" style:font-size-asian="16pt" style:font-size-complex="16pt"/>
    </style:style>
    <style:style style:name="P3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P4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T5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6" style:parent-style-name="Normal" style:family="paragraph">
      <style:text-properties style:font-name="Arial" style:font-name-asian="Arial" style:font-name-complex="Arial" fo:color="#000000" fo:font-size="11pt" style:font-size-asian="11pt" style:font-size-complex="11pt" fo:language="en" fo:country="US"/>
    </style:style>
    <style:style style:name="P7" style:parent-style-name="Normal" style:family="paragraph">
      <style:text-properties style:font-name="Arial" style:font-name-asian="Arial" style:font-name-complex="Arial" fo:color="#000000" fo:font-size="11pt" style:font-size-asian="11pt" style:font-size-complex="11pt" fo:language="en" fo:country="US"/>
    </style:style>
    <style:style style:name="P8" style:parent-style-name="Normal" style:family="paragraph">
      <style:text-properties style:font-name="Arial" style:font-name-asian="Arial" style:font-name-complex="Arial" fo:color="#000000" fo:font-size="11pt" style:font-size-asian="11pt" style:font-size-complex="11pt" fo:language="en" fo:country="US"/>
    </style:style>
    <style:style style:name="P9" style:parent-style-name="Normal" style:family="paragraph">
      <style:text-properties style:font-name="Arial" style:font-name-asian="Arial" style:font-name-complex="Arial" fo:color="#000000" fo:font-size="11pt" style:font-size-asian="11pt" style:font-size-complex="11pt" fo:language="en" fo:country="US"/>
    </style:style>
    <style:style style:name="T10" style:parent-style-name="Fonteparág.padrão" style:family="text"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11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12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T13" style:parent-style-name="Fonteparág.padrão" style:family="text"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14" style:parent-style-name="Hyperlink" style:family="text">
      <style:text-properties style:font-name="Arial" style:font-name-asian="Arial" style:font-name-complex="Arial" fo:font-size="11pt" style:font-size-asian="11pt" style:font-size-complex="11pt"/>
    </style:style>
    <style:style style:name="P15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T16" style:parent-style-name="Fonteparág.padrão" style:family="text">
      <style:text-properties style:font-name="Arial" style:font-name-asian="Arial" style:font-name-complex="Arial" fo:font-weight="bold" style:font-weight-asian="bold" fo:color="#000000" fo:font-size="11pt" style:font-size-asian="11pt" style:font-size-complex="11pt" fo:language="en" fo:country="US"/>
    </style:style>
    <style:style style:name="T17" style:parent-style-name="LinkdaInternet" style:family="text">
      <style:text-properties style:font-name="Arial" style:font-name-asian="Arial" style:font-name-complex="Arial" fo:font-size="11pt" style:font-size-asian="11pt" style:font-size-complex="11pt" fo:language="en" fo:country="US"/>
    </style:style>
    <style:style style:name="P18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T19" style:parent-style-name="Fonteparág.padrão" style:family="text"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P20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P21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T22" style:parent-style-name="Fonteparág.padrão" style:family="text"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P23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P24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T25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26" style:parent-style-name="Fonteparág.padrão" style:family="text">
      <style:text-properties style:font-name="Helvetica;Arial" style:font-name-asian="Times New Roman" style:font-name-complex="Helvetica;Arial" fo:color="#333333" fo:font-size="11.5pt" style:font-size-asian="11.5pt" style:font-size-complex="11.5pt" fo:background-color="#FFFFFF"/>
    </style:style>
    <style:style style:name="T27" style:parent-style-name="Fonteparág.padrão" style:family="text">
      <style:text-properties style:font-name="Helvetica;Arial" style:font-name-asian="Times New Roman" style:font-name-complex="Helvetica;Arial" fo:color="#2D2D2D" fo:font-size="10.5pt" style:font-size-asian="10.5pt" style:font-size-complex="10.5pt"/>
    </style:style>
    <style:style style:name="T28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29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P30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T31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32" style:parent-style-name="Fonteparág.padrão" style:family="text">
      <style:text-properties style:font-name="Arial" style:font-name-complex="Arial" fo:color="#202124" fo:font-size="10.5pt" style:font-size-asian="10.5pt" style:font-size-complex="10.5pt" fo:background-color="#FFFFFF"/>
    </style:style>
    <style:style style:name="T33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34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T35" style:parent-style-name="Fonteparág.padrão" style:family="text"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P36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P37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P38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P39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T40" style:parent-style-name="Fonteparág.padrão" style:family="text"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P41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P42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P43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P44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P45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T46" style:parent-style-name="Fonteparág.padrão" style:family="text"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P47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P48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P49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P50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P51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T52" style:parent-style-name="Fonteparág.padrão" style:family="text"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P53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P54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P55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P56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P57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T58" style:parent-style-name="Fonteparág.padrão" style:family="text">
      <style:text-properties style:font-name="Arial" style:font-name-asian="Arial" style:font-name-complex="Arial" fo:font-weight="bold" style:font-weight-asian="bold" fo:color="#000000" fo:font-size="11pt" style:font-size-asian="11pt" style:font-size-complex="11pt"/>
    </style:style>
    <style:style style:name="T59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</office:automatic-styles>
  <office:body>
    <office:text text:use-soft-page-breaks="true">
      <text:p text:style-name="P1">Vantercarlos Quaresma Caitano</text:p>
      <text:p text:style-name="P2"/>
      <text:p text:style-name="P3">Boa Vista / RR - CEP 69316-546<text:s/></text:p>
      <text:p text:style-name="P4">Brasileiro, Solteiro<text:s/></text:p>
      <text:p text:style-name="Normal"><text:span text:style-name="T5">E-mail: vantercarlosti@gmail.com<text:s/></text:span></text:p>
      <text:p text:style-name="P6">Celular Claro: (95) 9 8400.4566 - WhatsApp</text:p>
      <text:p text:style-name="P7"/>
      <text:p text:style-name="P8">DESENVOLVEDOR FULL STACK/ PROGRAMADOR WEB/ WEB MASTER/ WEB DEVELOPER/ DESENVOLVEDOR BACK-END /DESENVOLVEDOR FRONT-END<text:s/></text:p>
      <text:p text:style-name="P9"/>
      <text:p text:style-name="Normal"><text:span text:style-name="T10">PRETENSÃO SALARIAL:</text:span><text:span text:style-name="T11"><text:s/>R$ 3.640,00</text:span></text:p>
      <text:p text:style-name="P12"/>
      <text:p text:style-name="Normal"><text:span text:style-name="T13">PORTFÓLIO:<text:s/></text:span><text:a xlink:href="http://www.vantercarlos.com/" office:target-frame-name="_top" xlink:show="replace"><text:span text:style-name="T14">http://www.vantercarlos.com/</text:span></text:a></text:p>
      <text:p text:style-name="P15"/>
      <text:p text:style-name="Normal"><text:span text:style-name="T16">LINKEDIN:<text:s/></text:span><text:span text:style-name="T17">https://www.linkedin.com/in/vantercarlos/</text:span></text:p>
      <text:p text:style-name="P18"/>
      <text:p text:style-name="Normal"><text:span text:style-name="T19">FORMAÇÃO ACADÊMICA<text:s/></text:span></text:p>
      <text:p text:style-name="P20">2° Ano – Analise e desenvolvimento de sistemas - Faculdade Unicesumar(Em Curso)<text:s/></text:p>
      <text:p text:style-name="P21"/>
      <text:p text:style-name="Normal"><text:span text:style-name="T22">RESUMO DE QUALIFICAÇÕES<text:s/></text:span></text:p>
      <text:p text:style-name="P23">Desde 2001 Trabalhando em conceituadas empresas nas áreas de Informática.<text:s/></text:p>
      <text:p text:style-name="P24">Domínio em desenvolvimento responsivo (HTML5/ Bootstrap/ Media Queries) para mobiles.<text:s/></text:p>
      <text:p text:style-name="Normal"><text:span text:style-name="T25">Domínio em desenvolvimento de c</text:span><text:span text:style-name="T26">riação e consumo de APIs e<text:s/></text:span><text:span text:style-name="T27">Versionamento utilizando Git é o GitKraken.</text:span><text:span text:style-name="T28"><text:s/></text:span></text:p>
      <text:p text:style-name="P29">Domínio em desenvolvimento de aplicações WEB utilizando o framewrok Angular 2, React Navite.</text:p>
      <text:p text:style-name="P30"/>
      <text:p text:style-name="Normal"><text:span text:style-name="T31">Experiências adquiridas nas seguintes empresas: SOSDOCS<text:s/></text:span><text:span text:style-name="T32">TECNOLOGIA E GESTAO DA INFORMACAO LTDA, INTERLIS SISTEMAS LABORATÓRIAIS DE GRANDE PORTE.</text:span><text:span text:style-name="T33"><text:s/></text:span></text:p>
      <text:p text:style-name="P34"/>
      <text:p text:style-name="Normal"><text:span text:style-name="T35">Experiência profissional #1<text:s/></text:span></text:p>
      <text:p text:style-name="P36">Empresa: Interlis<text:s/></text:p>
      <text:p text:style-name="P37">Inicio: 08/2019</text:p>
      <text:p text:style-name="P38">Principal atividade: Desenvolvedor FullStack</text:p>
      <text:p text:style-name="P39"/>
      <text:p text:style-name="Normal"><text:span text:style-name="T40">Experiência profissional #2<text:s/></text:span></text:p>
      <text:p text:style-name="P41">Empresa: SOSDOCS Tecnologia e Gestão da Informação – LTDA</text:p>
      <text:p text:style-name="P42">Inicio: 08/2016<text:s/></text:p>
      <text:p text:style-name="P43">Principal atividade: Gerência de Gestão Documental e Digitalização</text:p>
      <text:p text:style-name="P44"/>
      <text:p text:style-name="P45"/>
      <text:p text:style-name="Normal"><text:span text:style-name="T46">Experiência profissional #3<text:s/></text:span></text:p>
      <text:p text:style-name="P47">Empresa: Easytech Com e Serviços – ME</text:p>
      <text:p text:style-name="P48">Inicio: 05/2009 <text:s/>Termino: 02/2013</text:p>
      <text:p text:style-name="P49">Principais atividades - Liderança de equipe é serviços de laboratórios de Informática</text:p>
      <text:p text:style-name="P50"/>
      <text:p text:style-name="P51"/>
      <text:p text:style-name="Normal"><text:span text:style-name="T52">CURSOS EXTRAS CURRICULARES:<text:s/></text:span></text:p>
      <text:p text:style-name="P53">Formação Java Web Full-stack - JDEV Treinamentos - Concluído<text:s/></text:p>
      <text:p text:style-name="P54">Especialista Spring REST - Algaworks - Concluído<text:s/></text:p>
      <text:p text:style-name="P55">Java O.O - Algaworks - Concluído<text:s/></text:p>
      <text:p text:style-name="P56">Inglês - EF INGLES. - Em Curso<text:s/></text:p>
      <text:p text:style-name="P57"/>
      <text:p text:style-name="Normal"><text:span text:style-name="T58">DOMÍNIO EM:<text:s/></text:span><text:span text:style-name="T59">HTML5, CSS3, e POO, AJAX(JQUERY) NodeJS, Pacotes Npm, Versionamento com Git e GitKraken, VS Code, NotePad++, Sublime, Tortoise SVN, PostgreSQL, Spring Boot, Angular 2, JWT, Oauth 2, Swagger, WebService, RabbitMQ e APIs (Whatsapp, Google, Facebook, Youtube, Amazon AWS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NanumGothic, 'MS Gothic'" svg:font-family="NanumGothic, 'MS Gothic'" style:font-family-generic="roman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Helvetica;Arial" svg:font-family="Helvetica;Arial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="NanumGothic, 'MS Gothic'" style:font-name-asian="NanumGothic, 'MS Gothic'" style:font-name-complex="NanumGothic, 'MS Gothic'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ohit Hindi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Cabeçalho" style:display-name="Cabeçalh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Lohit Hindi" fo:font-size="14pt" style:font-size-asian="14pt" style:font-size-complex="14pt" fo:hyphenate="false"/>
    </style:style>
    <style:style style:name="Índiceremissivo" style:display-name="Índice remissivo" style:family="paragraph" style:parent-style-name="Standard">
      <style:paragraph-properties text:number-lines="false"/>
      <style:text-properties style:font-name-complex="Lohit Hindi" fo:hyphenate="false"/>
    </style:style>
    <style:style style:name="Subtítulo" style:display-name="Subtítulo" style:family="paragraph" style:parent-style-name="Cabeçalh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Cabeçalho2" style:display-name="Cabeçalho2" style:family="paragraph" style:parent-style-name="Standard" style:next-style-name="Textbody">
      <style:paragraph-properties fo:keep-with-next="always" text:number-lines="false" fo:margin-top="0.1666in" fo:margin-bottom="0.0833in"/>
      <style:text-properties style:font-name="Arial" style:font-name-asian="DejaVu Sans" style:font-name-complex="Lohit Hindi" fo:font-size="14pt" style:font-size-asian="14pt" style:font-size-complex="14pt" fo:hyphenate="false"/>
    </style:style>
    <style:style style:name="Legenda2" style:display-name="Legenda2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style:font-size-complex="12pt" fo:hyphenate="false"/>
    </style:style>
    <style:style style:name="Cabeçalho1" style:display-name="Cabeçalho1" style:family="paragraph" style:parent-style-name="Standard">
      <style:text-properties fo:hyphenate="false"/>
    </style:style>
    <style:style style:name="Legenda1" style:display-name="Legenda1" style:family="paragraph" style:parent-style-name="Standard">
      <style:text-properties fo:hyphenate="false"/>
    </style:style>
    <style:style style:name="Rodapé" style:display-name="Rodapé" style:family="paragraph" style:parent-style-name="Standard">
      <style:paragraph-properties text:number-lines="false"/>
      <style:text-properties fo:hyphenate="false"/>
    </style:style>
    <style:style style:name="WW-Cabeçalho" style:display-name="WW-Cabeçalho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Fonteparág.padrão1" style:display-name="Fonte parág. padrão1" style:family="text"/>
    <style:style style:name="WW-Absatz-Standardschriftart1" style:display-name="WW-Absatz-Standardschriftart1" style:family="text"/>
    <style:style style:name="WW-Fonteparág.padrão1" style:display-name="WW-Fonte parág. padrão1" style:family="text"/>
    <style:style style:name="CabeçalhoChar" style:display-name="Cabeçalho Char" style:family="text" style:parent-style-name="WW-Fonteparág.padrão1"/>
    <style:style style:name="RodapéChar" style:display-name="Rodapé Char" style:family="text" style:parent-style-name="WW-Fonteparág.padrão1"/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çãoPendente1" style:display-name="Menção Pendente1" style:family="text" style:parent-style-name="WW-Fonteparág.padrão1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LinkdaInternet" style:display-name="Link da Internet" style:family="tex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Cabeçalho1"/>
      </style:header>
      <style:header-left>
        <text:p text:style-name="Cabeçalho1"/>
      </style:header-left>
      <style:footer>
        <text:p text:style-name="Standard"/>
      </style:footer>
      <style:footer-left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odesp acessalivre</meta:initial-creator>
    <dc:creator>sosdocshotmail.com</dc:creator>
    <meta:creation-date>2019-02-25T08:56:00Z</meta:creation-date>
    <dc:date>2021-02-07T01:19:00Z</dc:date>
    <meta:print-date>1900-01-01T04:00:00Z</meta:print-date>
    <meta:template xlink:href="Normal.dotm" xlink:type="simple"/>
    <meta:editing-cycles>30</meta:editing-cycles>
    <meta:editing-duration>PT1800S</meta:editing-duration>
    <meta:document-statistic meta:page-count="1" meta:paragraph-count="4" meta:word-count="320" meta:character-count="2046" meta:row-count="14" meta:non-whitespace-character-count="1730"/>
  </office:meta>
</office:document-meta>
</file>